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4pt" fo:letter-spacing="normal" fo:font-style="normal" fo:font-weight="bold"/>
    </style:style>
    <style:style style:name="P3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4pt" fo:letter-spacing="normal" fo:font-style="normal" fo:font-weight="normal"/>
    </style:style>
    <style:style style:name="P4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4pt" fo:letter-spacing="normal" fo:font-style="normal" style:text-underline-style="solid" style:text-underline-width="auto" style:text-underline-color="font-color" fo:font-weight="bold"/>
    </style:style>
    <style:style style:name="P5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4pt" fo:letter-spacing="normal" fo:font-style="normal" style:text-underline-style="solid" style:text-underline-width="auto" style:text-underline-color="font-color" fo:font-weight="normal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widows="1" fo:text-indent="0in" style:auto-text-indent="false"/>
      <style:text-properties fo:font-variant="normal" fo:text-transform="none" fo:color="#000000" style:font-name="Times New Roman" fo:font-size="18pt" fo:letter-spacing="normal" fo:font-style="normal" fo:font-weight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widows="1" fo:text-indent="0in" style:auto-text-indent="false"/>
      <style:text-properties fo:font-variant="normal" fo:text-transform="none" fo:color="#000000" style:font-name="Courier New" fo:font-size="14pt" fo:letter-spacing="normal" fo:font-style="normal" fo:font-weight="normal"/>
    </style:style>
    <style:style style:name="T1" style:family="text">
      <style:text-properties style:font-name="Courier New" fo:font-weight="bold"/>
    </style:style>
    <style:style style:name="T2" style:family="text">
      <style:text-properties style:font-name="Courier New" style:text-underline-style="solid" style:text-underline-width="auto" style:text-underline-color="font-color" fo:font-weight="bold"/>
    </style:style>
    <style:style style:name="T3" style:family="text">
      <style:text-properties style:font-name="Courier New" style:text-underline-style="solid" style:text-underline-width="auto" style:text-underline-color="font-color" fo:font-weight="bold" officeooo:rsid="0015b95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5b9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MPSC382 Assignment Information Sheet</text:p>
      <text:p text:style-name="P2">You must submit an information sheet with every assignment.</text:p>
      <text:p text:style-name="P1"><text:span text:style-name="T1">Name:</text:span><text:span text:style-name="T2">__</text:span><text:span text:style-name="T3">Gary Miller</text:span><text:span text:style-name="T2">_________</text:span><text:span text:style-name="T1"> Assignment #:</text:span> <text:span text:style-name="T2">__</text:span><text:span text:style-name="T3">Lab </text:span><text:span text:style-name="T3">4</text:span><text:span text:style-name="T2">______</text:span></text:p>
      <text:p text:style-name="P1"><text:span text:style-name="T1">Program Due Date:</text:span> <text:span text:style-name="T2">__</text:span><text:span text:style-name="T3">10-6-15</text:span><text:span text:style-name="T2">_________________</text:span></text:p>
      <text:p text:style-name="P1"><text:span text:style-name="T1">Handed in Date:</text:span> <text:span text:style-name="T2">____</text:span><text:span text:style-name="T3">10-6-15</text:span><text:span text:style-name="T2">___________________</text:span><text:span text:style-name="T1"> </text:span></text:p>
      <text:p text:style-name="P2">JDK Version: _______________________</text:p>
      <text:p text:style-name="P2">Source code file name(s):</text:p>
      <text:p text:style-name="P4">___<text:span text:style-name="T5">Class_Diamond.pde</text:span>______________________________________</text:p>
      <text:p text:style-name="P4">__<text:span text:style-name="T5">Diamons_3D.pde</text:span>_________________________________________</text:p>
      <text:p text:style-name="P2">Compiled (.jar or .class) file name(s): ________________________</text:p>
      <text:p text:style-name="P2">________________________________________________________________</text:p>
      <text:p text:style-name="P2">________________________________________________________________</text:p>
      <text:p text:style-name="P1"><text:span text:style-name="T1">Does your program compile without error?:</text:span> <text:span text:style-name="T2">____</text:span><text:span text:style-name="T3">yes</text:span><text:span text:style-name="T2">_______</text:span><text:span text:style-name="T1"> </text:span></text:p>
      <text:p text:style-name="P2">If not, what is/are the error(s)?:</text:p>
      <text:p text:style-name="P4">__<text:span text:style-name="T5">N/A</text:span>___________________________________________________</text:p>
      <text:p text:style-name="P2">__________________________________________________________</text:p>
      <text:p text:style-name="P2">___________________________________________________________</text:p>
      <text:p text:style-name="P1"><text:span text:style-name="T1">Does your program run without error?:</text:span> <text:span text:style-name="T2">___</text:span><text:span text:style-name="T3">Yes</text:span><text:span text:style-name="T2">_______</text:span><text:span text:style-name="T1"> </text:span></text:p>
      <text:p text:style-name="P2">If not, what is/are the error(s) and which parts of your program run correctly?:</text:p>
      <text:p text:style-name="P4">______<text:span text:style-name="T5">N/A</text:span>__________________________________________________</text:p>
      <text:p text:style-name="P2">___________________________________________________________</text:p>
      <text:p text:style-name="P3">___________________________________________________________</text:p>
      <text:p text:style-name="P3">___________________________________________________________</text:p>
      <text:p text:style-name="P2"><text:soft-page-break/>Additional comments (including problems and extra credit):</text:p>
      <text:p text:style-name="P5"><text:span text:style-name="T5">The lights are not that noticeable, but can be seen when looking closely</text:span>__________________________________________</text:p>
      <text:p text:style-name="P3">___________________________________________________________</text:p>
      <text:p text:style-name="P7">___________________________________________________________</text:p>
      <text:p text:style-name="P7">___________________________________________________________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5:23:27.087452990</meta:creation-date>
    <dc:date>2015-10-06T15:26:58.582876330</dc:date>
    <meta:editing-duration>P0D</meta:editing-duration>
    <meta:editing-cycles>1</meta:editing-cycles>
    <meta:document-statistic meta:table-count="0" meta:image-count="0" meta:object-count="0" meta:page-count="2" meta:paragraph-count="28" meta:word-count="109" meta:character-count="1591" meta:non-whitespace-character-count="1507"/>
    <meta:generator>LibreOffice/4.2.8.2$Linux_X86_64 LibreOffice_project/420m0$Build-2</meta:generator>
  </office:meta>
</office:document-meta>
</file>